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800000438698BBAFAE4C58B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167cm, 0cm, 10.285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5.397cm" svg:x="1cm" svg:y="12.112cm">
          <draw:image xlink:href="Pictures/100000010000043800000438698BBAFAE4C58BD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9-11T10:58:22.740742031</dc:date>
    <meta:editing-duration>PT1M7S</meta:editing-duration>
    <meta:editing-cycles>1</meta:editing-cycles>
    <meta:document-statistic meta:object-count="1"/>
    <meta:generator>LibreOffice/7.3.7.2$Linux_X86_64 LibreOffice_project/30$Build-2</meta:generator>
  </office:meta>
</office:document-meta>
</file>